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4" style:family="table-cell" style:parent-style-name="Default" style:data-style-name="N99"/>
    <style:style style:name="ce3" style:family="table-cell" style:parent-style-name="Default" style:data-style-name="N99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formula="of:=LEFT([.A1:.V1];1)" office:value-type="string" office:string-value="T" calcext:value-type="string">
            <text:p>T</text:p>
          </table:table-cell>
          <table:table-cell table:formula="of:=LEFT([.B1:.W1];1)" office:value-type="string" office:string-value="Z" calcext:value-type="string">
            <text:p>Z</text:p>
          </table:table-cell>
          <table:table-cell table:formula="of:=LEFT([.C1:.X1];1)" office:value-type="string" office:string-value="M" calcext:value-type="string">
            <text:p>M</text:p>
          </table:table-cell>
          <table:table-cell table:formula="of:=LEFT([.D1:.Y1];1)" office:value-type="string" office:string-value="E" calcext:value-type="string">
            <text:p>E</text:p>
          </table:table-cell>
          <table:table-cell table:formula="of:=LEFT([.E1:.Z1];1)" office:value-type="string" office:string-value="P" calcext:value-type="string">
            <text:p>P</text:p>
          </table:table-cell>
          <table:table-cell table:formula="of:=LEFT([.F1:.AA1];1)" office:value-type="string" office:string-value="J" calcext:value-type="string">
            <text:p>J</text:p>
          </table:table-cell>
          <table:table-cell table:formula="of:=LEFT([.G1:.AB1];1)" office:value-type="string" office:string-value="E" calcext:value-type="string">
            <text:p>E</text:p>
          </table:table-cell>
          <table:table-cell table:formula="of:=LEFT([.H1:.AC1];1)" office:value-type="string" office:string-value="D" calcext:value-type="string">
            <text:p>D</text:p>
          </table:table-cell>
          <table:table-cell table:formula="of:=LEFT([.I1:.AD1];1)" office:value-type="string" office:string-value="K" calcext:value-type="string">
            <text:p>K</text:p>
          </table:table-cell>
          <table:table-cell table:formula="of:=LEFT([.J1:.AE1];1)" office:value-type="string" office:string-value="A" calcext:value-type="string">
            <text:p>A</text:p>
          </table:table-cell>
          <table:table-cell table:formula="of:=LEFT([.K1:.AF1];1)" office:value-type="string" office:string-value="B" calcext:value-type="string">
            <text:p>B</text:p>
          </table:table-cell>
          <table:table-cell table:formula="of:=LEFT([.L1:.AG1];1)" office:value-type="string" office:string-value="T" calcext:value-type="string">
            <text:p>T</text:p>
          </table:table-cell>
          <table:table-cell table:formula="of:=LEFT([.M1:.AH1];1)" office:value-type="string" office:string-value="G" calcext:value-type="string">
            <text:p>G</text:p>
          </table:table-cell>
          <table:table-cell table:formula="of:=LEFT([.N1:.AI1];1)" office:value-type="string" office:string-value="Z" calcext:value-type="string">
            <text:p>Z</text:p>
          </table:table-cell>
          <table:table-cell table:formula="of:=LEFT([.O1:.AJ1];1)" office:value-type="string" office:string-value="Z" calcext:value-type="string">
            <text:p>Z</text:p>
          </table:table-cell>
          <table:table-cell table:formula="of:=LEFT([.P1:.AK1];1)" office:value-type="string" office:string-value="A" calcext:value-type="string">
            <text:p>A</text:p>
          </table:table-cell>
          <table:table-cell table:formula="of:=LEFT([.Q1:.AL1];1)" office:value-type="string" office:string-value="S" calcext:value-type="string">
            <text:p>S</text:p>
          </table:table-cell>
          <table:table-cell table:formula="of:=LEFT([.R1:.AM1];1)" office:value-type="string" office:string-value="Z" calcext:value-type="string">
            <text:p>Z</text:p>
          </table:table-cell>
          <table:table-cell table:formula="of:=LEFT([.S1:.AN1];1)" office:value-type="string" office:string-value="F" calcext:value-type="string">
            <text:p>F</text:p>
          </table:table-cell>
          <table:table-cell table:formula="of:=LEFT([.T1:.AO1];1)" office:value-type="string" office:string-value="Z" calcext:value-type="string">
            <text:p>Z</text:p>
          </table:table-cell>
          <table:table-cell table:formula="of:=LEFT([.U1:.AP1];1)" office:value-type="string" office:string-value="B" calcext:value-type="string">
            <text:p>B</text:p>
          </table:table-cell>
          <table:table-cell table:formula="of:=LEFT([.V1:.AQ1];1)" office:value-type="string" office:string-value="L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Odpowiedź</text:p>
          </table:table-cell>
          <table:table-cell table:formula="of:=COUNTIF([.A2:.V2];&quot;Z&quot;)" office:value-type="float" office:value="5" calcext:value-type="float">
            <text:p>5</text:p>
          </table:table-cell>
          <table:table-cell table:number-columns-repeated="19"/>
        </table:table-row>
      </table:table>
      <table:table table:name="tekst" table:style-name="ta1">
        <table:table-column table:style-name="co20" table:default-cell-style-name="Default"/>
        <table:table-row table:style-name="ro1">
          <table:table-cell office:value-type="string" calcext:value-type="string">
            <text:p>Xiowx$xir$wtigneprmi$tv~}ksxs{ers$m$~ew~}jvs{ers$re$osroyvw$mrj</text:p>
          </table:table-cell>
        </table:table-row>
        <table:table-row table:style-name="ro1">
          <table:table-cell office:value-type="string" calcext:value-type="string">
            <text:p>svqex}g~r}2Xeomi$w~}jvs{ermi$niwx$fevh~s$tvswxi0$e$re{ix$tv}qmx</text:p>
          </table:table-cell>
        </table:table-row>
        <table:table-row table:style-name="ro1">
          <table:table-cell office:value-type="string" calcext:value-type="string">
            <text:p>}{ri0epi$woyxig~rmi$glvsrm$xiowx$tv~ih$gmioe{womqm$sg~eq2[}ve~</text:p>
          </table:table-cell>
        </table:table-row>
        <table:table-row table:style-name="ro1">
          <table:table-cell office:value-type="string" calcext:value-type="string">
            <text:p>$xve{e$xs$x}pos$opyg~$hs$shov}gme$mrr}gl$pmxiv2</text:p>
          </table:table-cell>
        </table:table-row>
      </table:table>
      <table:table table:name="telefony" table:style-name="ta1">
        <table:table-column table:style-name="co20" table:number-columns-repeated="5" table:default-cell-style-name="Default"/>
        <table:table-column table:style-name="co20" table:default-cell-style-name="ce3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formula="of:=IF([.D1]=[.E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formula="of:=IF([.D2]=[.E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formula="of:=IF([.D3]=[.E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formula="of:=IF([.D4]=[.E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formula="of:=IF([.D5]=[.E5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formula="of:=IF([.D6]=[.E6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formula="of:=IF([.D7]=[.E7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formula="of:=IF([.D8]=[.E8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formula="of:=IF([.D9]=[.E9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formula="of:=IF([.D10]=[.E10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formula="of:=IF([.D11]=[.E11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formula="of:=IF([.D12]=[.E12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formula="of:=IF([.D13]=[.E13];1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formula="of:=IF([.D14]=[.E14];1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formula="of:=IF([.D15]=[.E15];1)"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dpowiedź:</text:p>
          </table:table-cell>
          <table:table-cell table:style-name="Default" table:formula="of:=SUM([.F1:.F15])" office:value-type="float" office:value="6" calcext:value-type="float">
            <text:p>6</text:p>
          </table:table-cell>
        </table:table-row>
      </table:table>
      <table:table table:name="wykres" table:style-name="ta1">
        <table:shapes>
          <draw:frame draw:z-index="0" draw:style-name="gr1" draw:text-style-name="P1" svg:width="159.97mm" svg:height="90.04mm" svg:x="61.4mm" svg:y="21.78mm">
            <draw:object draw:notify-on-update-of-ranges="wykres.A1:wykres.A1 wykres.A2:wykres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number-columns-repeated="2" table:default-cell-style-name="ce2"/>
        <table:table-row table:style-name="ro1">
          <table:table-cell table:style-name="Default" office:value-type="string" calcext:value-type="string">
            <text:p>ciecz</text:p>
          </table:table-cell>
          <table:table-cell table:style-name="Default" office:value-type="string" calcext:value-type="string">
            <text:p>wylano</text:p>
          </table:table-cell>
        </table:table-row>
        <table:table-row table:style-name="ro1">
          <table:table-cell office:value-type="float" office:value="1000" calcext:value-type="float">
            <text:p>1000,00</text:p>
          </table:table-cell>
          <table:table-cell table:formula="of:=0.33*[.A2]" office:value-type="float" office:value="330" calcext:value-type="float">
            <text:p>330,00</text:p>
          </table:table-cell>
        </table:table-row>
        <table:table-row table:style-name="ro1">
          <table:table-cell table:formula="of:=ORG.LIBREOFFICE.RAWSUBTRACT([.A2];[.B2])" office:value-type="float" office:value="670" calcext:value-type="float">
            <text:p>670,00</text:p>
          </table:table-cell>
          <table:table-cell table:formula="of:=0.33*[.A3]" office:value-type="float" office:value="221.1" calcext:value-type="float">
            <text:p>221,10</text:p>
          </table:table-cell>
        </table:table-row>
        <table:table-row table:style-name="ro1">
          <table:table-cell table:formula="of:=ORG.LIBREOFFICE.RAWSUBTRACT([.A3];[.B3])" office:value-type="float" office:value="448.9" calcext:value-type="float">
            <text:p>448,90</text:p>
          </table:table-cell>
          <table:table-cell table:formula="of:=0.33*[.A4]" office:value-type="float" office:value="148.137" calcext:value-type="float">
            <text:p>148,14</text:p>
          </table:table-cell>
        </table:table-row>
        <table:table-row table:style-name="ro1">
          <table:table-cell table:formula="of:=ORG.LIBREOFFICE.RAWSUBTRACT([.A4];[.B4])" office:value-type="float" office:value="300.763" calcext:value-type="float">
            <text:p>300,76</text:p>
          </table:table-cell>
          <table:table-cell table:formula="of:=0.33*[.A5]" office:value-type="float" office:value="99.25179" calcext:value-type="float">
            <text:p>99,25</text:p>
          </table:table-cell>
        </table:table-row>
        <table:table-row table:style-name="ro1">
          <table:table-cell table:formula="of:=ORG.LIBREOFFICE.RAWSUBTRACT([.A5];[.B5])" office:value-type="float" office:value="201.51121" calcext:value-type="float">
            <text:p>201,51</text:p>
          </table:table-cell>
          <table:table-cell table:formula="of:=0.33*[.A6]" office:value-type="float" office:value="66.4986993" calcext:value-type="float">
            <text:p>66,50</text:p>
          </table:table-cell>
        </table:table-row>
        <table:table-row table:style-name="ro1">
          <table:table-cell table:formula="of:=ORG.LIBREOFFICE.RAWSUBTRACT([.A6];[.B6])" office:value-type="float" office:value="135.0125107" calcext:value-type="float">
            <text:p>135,01</text:p>
          </table:table-cell>
          <table:table-cell table:formula="of:=0.33*[.A7]" office:value-type="float" office:value="44.554128531" calcext:value-type="float">
            <text:p>44,55</text:p>
          </table:table-cell>
        </table:table-row>
        <table:table-row table:style-name="ro1">
          <table:table-cell table:formula="of:=ORG.LIBREOFFICE.RAWSUBTRACT([.A7];[.B7])" office:value-type="float" office:value="90.458382169" calcext:value-type="float">
            <text:p>90,46</text:p>
          </table:table-cell>
          <table:table-cell table:formula="of:=0.33*[.A8]" office:value-type="float" office:value="29.85126611577" calcext:value-type="float">
            <text:p>29,85</text:p>
          </table:table-cell>
        </table:table-row>
        <table:table-row table:style-name="ro1">
          <table:table-cell table:formula="of:=ORG.LIBREOFFICE.RAWSUBTRACT([.A8];[.B8])" office:value-type="float" office:value="60.60711605323" calcext:value-type="float">
            <text:p>60,61</text:p>
          </table:table-cell>
          <table:table-cell table:formula="of:=0.33*[.A9]" office:value-type="float" office:value="20.0003482975659" calcext:value-type="float">
            <text:p>20,00</text:p>
          </table:table-cell>
        </table:table-row>
        <table:table-row table:style-name="ro1">
          <table:table-cell table:formula="of:=ORG.LIBREOFFICE.RAWSUBTRACT([.A9];[.B9])" office:value-type="float" office:value="40.6067677556641" calcext:value-type="float">
            <text:p>40,61</text:p>
          </table:table-cell>
          <table:table-cell table:formula="of:=0.33*[.A10]" office:value-type="float" office:value="13.4002333593692" calcext:value-type="float">
            <text:p>13,40</text:p>
          </table:table-cell>
        </table:table-row>
        <table:table-row table:style-name="ro1">
          <table:table-cell table:formula="of:=ORG.LIBREOFFICE.RAWSUBTRACT([.A10];[.B10])" office:value-type="float" office:value="27.2065343962949" calcext:value-type="float">
            <text:p>27,21</text:p>
          </table:table-cell>
          <table:table-cell table:formula="of:=0.33*[.A11]" office:value-type="float" office:value="8.97815635077733" calcext:value-type="float">
            <text:p>8,98</text:p>
          </table:table-cell>
        </table:table-row>
        <table:table-row table:style-name="ro1">
          <table:table-cell table:formula="of:=ORG.LIBREOFFICE.RAWSUBTRACT([.A11];[.B11])" office:value-type="float" office:value="18.2283780455176" calcext:value-type="float">
            <text:p>18,23</text:p>
          </table:table-cell>
          <table:table-cell table:style-name="Default"/>
        </table:table-row>
      </table:table>
      <table:table table:name="zbiór" table:style-name="ta1">
        <table:table-column table:style-name="co20" table:number-columns-repeated="10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ajwiększa:</text:p>
          </table:table-cell>
          <table:table-cell table:formula="of:=MAX([.A1:.J1])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jmniejsza:</text:p>
          </table:table-cell>
          <table:table-cell table:formula="of:=MIN([.A1:.J1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Średnia:</text:p>
          </table:table-cell>
          <table:table-cell table:formula="of:=AVERAGE([.B3];[.B4])" office:value-type="float" office:value="285.5" calcext:value-type="float">
            <text:p>285,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37:33.5472843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2T11:36:59.827863006</dc:date>
    <meta:editing-duration>PT10M17S</meta:editing-duration>
    <meta:editing-cycles>10</meta:editing-cycles>
    <meta:document-statistic meta:table-count="5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423cm" svg:y="4.203cm" style:legend-expansion="high" chart:style-name="ch2"/>
        <chart:plot-area chart:style-name="ch3" table:cell-range-address="wykres.A1:wykres.A12" chart:data-source-has-labels="row" svg:x="0.319cm" svg:y="0.18cm" svg:width="13.785cm" svg:height="8.645cm">
          <chartooo:coordinate-region svg:x="1.787cm" svg:y="0.38cm" svg:width="12.31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.A2:wykres.A12" chart:label-cell-address="wykres.A1:wykres.A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ecz</text:p>
                <draw:g>
                  <svg:desc>wykres.A1:wykre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wykres.A2:wykres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763">
                <text:p>300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.51121">
                <text:p>201.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0125107">
                <text:p>135.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58382169">
                <text:p>90.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0711605323">
                <text:p>60.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067677556641">
                <text:p>40.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065343962949">
                <text:p>27.2065343962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283780455176">
                <text:p>18.228378045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